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0f4946" officeooo:paragraph-rsid="000f4946"/>
    </style:style>
    <style:style style:name="P2" style:family="paragraph" style:parent-style-name="Preformatted_20_Text">
      <style:text-properties fo:font-size="15pt" officeooo:rsid="000f4946" officeooo:paragraph-rsid="000f4946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0f4946" officeooo:paragraph-rsid="000f4946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2">797 台語起鼓，台灣人起鼓</text:p>
        <text:p text:style-name="P2"/>
        <text:p text:style-name="P2">台語起鼓，台灣人起鼓</text:p>
        <text:p text:style-name="P2">Tâi-gí khí-kóo, Tâi-uân-lâng khí-kóo</text:p>
        <text:p text:style-name="P2"/>
        <text:p text:style-name="P2"/>
        <text:p text:style-name="P2"/>
        <text:p text:style-name="P2"/>
        <text:p text:style-name="P2">是按怎欲揀這篇：</text:p>
        <text:p text:style-name="P2">Sī-án-tsuánn beh kíng tsit phinn: </text:p>
        <text:p text:style-name="P2"/>
        <text:p text:style-name="P2">若佇廟埕看過外台戲，</text:p>
        <text:p text:style-name="P2">nā tī biō-tiânn khuànn-kuè guā-tâi-hì, </text:p>
        <text:p text:style-name="P2"/>
        <text:p text:style-name="P2">就知一下起鼓，</text:p>
        <text:p text:style-name="P2">tō tsai tsi̍t-ē khí-kóo, </text:p>
        <text:p text:style-name="P2"/>
        <text:p text:style-name="P2">好戲就欲開始lioh。</text:p>
        <text:p text:style-name="P2">hó hì tō beh khai-sí --lioh. <text:s/></text:p>
        <text:p text:style-name="P2"/>
        <text:p text:style-name="P2">經過社會變遷，</text:p>
        <text:p text:style-name="P2">King-kuè Siā-huē piàn-tshian, </text:p>
        <text:p text:style-name="P2"/>
        <text:p text:style-name="P2">傳統戲劇離咱的生活愈來愈遠，</text:p>
        <text:p text:style-name="P2">thuân-thóng hì-kio̍k lī lán ê sing-ua̍h jú lâi jú hn̄g, </text:p>
        <text:p text:style-name="P2"/>
        <text:p text:style-name="P2">這背後語言文化的牽連，</text:p>
        <text:p text:style-name="P2">tse puē-āu gí-giân bûn-huà ê khan-liân, </text:p>
        <text:p text:style-name="P2"/>
        <text:p text:style-name="P2">煞嘛予咱放袂記。</text:p>
        <text:p text:style-name="P2">suah mā hōo lán pàng bē-kì. </text:p>
        <text:p text:style-name="P2"/>
        <text:p text:style-name="P2">屬佇阿爸的日子裡，</text:p>
        <text:p text:style-name="P2">Sio̍k tī a-pah ê ji̍t-tsí--lí, </text:p>
        <text:p text:style-name="P2"/>
        <text:p text:style-name="P2">除了使用新詞，</text:p>
        <text:p text:style-name="P2">tû-liáu sú-iōng sin-sû, </text:p>
        <text:p text:style-name="P2"/>
        <text:p text:style-name="P2">咱嘛會使共爸母話「起鼓」抾轉來用。</text:p>
        <text:p text:style-name="P2">lán mā ē-sái kā pē-bú-uē “khí-kóo” khioh tńg--lâi iōng.</text:p>
        <text:p text:style-name="P2"/>
        <text:p text:style-name="P2"/>
        <text:p text:style-name="P2"/>
        <text:p text:style-name="P2">民報欲開台語專欄，</text:p>
        <text:p text:style-name="P2">Bîn-pò beh khui Tâi-gí tsuan-nuâ, </text:p>
        <text:p text:style-name="P2"/>
        <text:p text:style-name="P2">我受人指定，</text:p>
        <text:p text:style-name="P2">guá siū lâng tsí-tīng, </text:p>
        <text:p text:style-name="P2"/>
        <text:p text:style-name="P2">嘛愛鬥寫鬥贊力。</text:p>
        <text:p text:style-name="P2">mā ài tàu siá tàu tsān-la̍t. </text:p>
        <text:p text:style-name="P2"/>
        <text:p text:style-name="P2">好啦，</text:p>
        <text:p text:style-name="P2">Hó --lah, </text:p>
        <text:p text:style-name="P2"/>
        <text:p text:style-name="P2">恢復台語是我的本業，</text:p>
        <text:p text:style-name="P2">khue-ho̍k Tâi-gí sī guá ê pún-gia̍p, </text:p>
        <text:p text:style-name="P2"/>
        <text:p text:style-name="P2">較按怎嘛愛共允落來，</text:p>
        <text:p text:style-name="P2">khah án-tsuánn mā ài kā ín --lo̍h-lâi, </text:p>
        <text:p text:style-name="P2"/>
        <text:p text:style-name="P2">這篇算是我的頭一篇，</text:p>
        <text:p text:style-name="P2">tsit phinn sǹg-sī guá ê thâu tsi̍t phinn, </text:p>
        <text:p text:style-name="P2"><text:soft-page-break/></text:p>
        <text:p text:style-name="P2">會使講是起鼓文章，</text:p>
        <text:p text:style-name="P2">ē-sái kóng sī khí-kóo bûn-tsiong, </text:p>
        <text:p text:style-name="P2"/>
        <text:p text:style-name="P2">按呢我就對「起鼓」講起，</text:p>
        <text:p text:style-name="P2">án-ne guá tō tuì “khí-kóo” kóng-khí, </text:p>
        <text:p text:style-name="P2"/>
        <text:p text:style-name="P2">牽山絆林，</text:p>
        <text:p text:style-name="P2">khan-suann phuānn-nâ, </text:p>
        <text:p text:style-name="P2"/>
        <text:p text:style-name="P2">講到八百字為止。</text:p>
        <text:p text:style-name="P2">kóng kàu peh pah jī uî-tsí.</text:p>
        <text:p text:style-name="P2"/>
        <text:p text:style-name="P2"/>
        <text:p text:style-name="P2"/>
        <text:p text:style-name="P2"/>
        <text:p text:style-name="P2">起鼓，</text:p>
        <text:p text:style-name="P2">Khí-kóo, </text:p>
        <text:p text:style-name="P2"/>
        <text:p text:style-name="P2">就是戲欲搬進前的一段鬧熱，</text:p>
        <text:p text:style-name="P2">tō sī hì beh puann tsìn-tsîng ê tsi̍t tuānn lāu-jia̍t, </text:p>
        <text:p text:style-name="P2"/>
        <text:p text:style-name="P2">招人客緊來看，</text:p>
        <text:p text:style-name="P2">tsio lâng-kheh kín lâi khuànn, </text:p>
        <text:p text:style-name="P2"/>
        <text:p text:style-name="P2">閣會共你唌講：「先來先看，慢來看一半。」</text:p>
        <text:p text:style-name="P2">koh ē kā lí siânn kóng: “Sing lâi sing khuànn, bān lâi khuànn tsi̍t-puànn.” <text:s/></text:p>
        <text:p text:style-name="P2"/>
        <text:p text:style-name="P2">起鼓猶有別種的講法，</text:p>
        <text:p text:style-name="P2">Khí-kóo iáu ū pa̍t tsióng ê kóng-huat, </text:p>
        <text:p text:style-name="P2"/>
        <text:p text:style-name="P2">譬如講起譴鼓，</text:p>
        <text:p text:style-name="P2">phì-jû kóng khí-khiàn-kóo, </text:p>
        <text:p text:style-name="P2"/>
        <text:p text:style-name="P2">起譴。</text:p>
        <text:p text:style-name="P2">khí-khiàn. </text:p>
        <text:p text:style-name="P2"/>
        <text:p text:style-name="P2">譴就是一種的儀式，</text:p>
        <text:p text:style-name="P2">Khiàn tō sī tsi̍t tsióng ê gî-sik, </text:p>
        <text:p text:style-name="P2"/>
        <text:p text:style-name="P2">嘛叫做譴損，</text:p>
        <text:p text:style-name="P2">mā kiò-tsò khiàn-sńg, </text:p>
        <text:p text:style-name="P2"/>
        <text:p text:style-name="P2">親像搬大戲進前的扮仙，</text:p>
        <text:p text:style-name="P2">tshin-tshiūnn puann tuā-hì tsìn-tsîng ê pān-sian, </text:p>
        <text:p text:style-name="P2"/>
        <text:p text:style-name="P2">搬傀儡戲進前的傀儡嗹，</text:p>
        <text:p text:style-name="P2">puann ka-lé-hì tsìn-tsîng ê ka-lé-lian, </text:p>
        <text:p text:style-name="P2"/>
        <text:p text:style-name="P2">攏是譴損，</text:p>
        <text:p text:style-name="P2">lóng sī khiàn-sńg, </text:p>
        <text:p text:style-name="P2"/>
        <text:p text:style-name="P2">起譴鼓。</text:p>
        <text:p text:style-name="P2">khí-khiàn-kóo. </text:p>
        <text:p text:style-name="P2"/>
        <text:p text:style-name="P2">現此時咱干焦會曉『揭開序曲』、『拉開序幕』，</text:p>
        <text:p text:style-name="P2">Hiān-tshú-sî lán kan-na ē-hiáu ‘揭開序曲’, ‘拉開序幕’, </text:p>
        <text:p text:style-name="P2"/>
        <text:p text:style-name="P2"/>
        <text:p text:style-name="P3">其實，</text:p>
        <text:p text:style-name="P2">kî-si̍t, </text:p>
        <text:p text:style-name="P2"/>
        <text:p text:style-name="P2">這个時陣咱的用詞是整鼓、霆鼓、嚷鼓，</text:p>
        <text:p text:style-name="P2">tsit ê sî-tsūn lán ê iōng-sû sī tsíng-kóo, tân-kóo, jióng-kóo, </text:p>
        <text:p text:style-name="P2"/>
        <text:p text:style-name="P2">因為咱台語予人禁太久矣，</text:p>
        <text:p text:style-name="P2">in-uī lán Tâi-gí hōo lâng kìm thài kú --ah, </text:p>
        <text:p text:style-name="P2"/>
        <text:p text:style-name="P2">「七十年無餾，peh上樹」，</text:p>
        <text:p text:style-name="P2">“tshit-tsa̍p nî bô liū, peh tsiūnn tshiū”, </text:p>
        <text:p text:style-name="P2"/>
        <text:p text:style-name="P2">才會去半路認老爸。</text:p>
        <text:p text:style-name="P2">tsiah ē khì puànn-lōo jīn lāu-pē.</text:p>
        <text:p text:style-name="P2"/>
        <text:p text:style-name="P2"/>
        <text:p text:style-name="P2"/>
        <text:p text:style-name="P2"/>
        <text:p text:style-name="P2">啊咱生活中有啥物鼓呢？</text:p>
        <text:p text:style-name="P2">Ah lán sing-ua̍h tiong ū siánn-mih kóo --neh? </text:p>
        <text:p text:style-name="P2"/>
        <text:p text:style-name="P2">三歲囡仔咧哭，</text:p>
        <text:p text:style-name="P2">Sann huè gín-á teh khàu, </text:p>
        <text:p text:style-name="P2"/>
        <text:p text:style-name="P2">咱若共搖鼓搖振動，</text:p>
        <text:p text:style-name="P2"><text:span text:style-name="T1">lán nā kā iô-kóo iô tín-tāng,</text:span> </text:p>
        <text:p text:style-name="P2"/>
        <text:p text:style-name="P2">伊聽著鼓聲，</text:p>
        <text:p text:style-name="P2">i thiann-tio̍h kóo-siann, </text:p>
        <text:p text:style-name="P2"/>
        <text:p text:style-name="P2">即時好玄恬落來，</text:p>
        <text:p text:style-name="P2">tsik-sî hònn-hiân tiām --lo̍h-lâi, </text:p>
        <text:p text:style-name="P2"/>
        <text:p text:style-name="P2">這確實是騙囡仔的好物，</text:p>
        <text:p text:style-name="P2">tse khak-si̍t sī phiàn gín-á ê hó-mi̍h, </text:p>
        <text:p text:style-name="P2"/>
        <text:p text:style-name="P2">因為伊有柄，</text:p>
        <text:p text:style-name="P2">in-uī i ū pènn, </text:p>
        <text:p text:style-name="P2"/>
        <text:p text:style-name="P2">嘛有人叫伊搖鼓。</text:p>
        <text:p text:style-name="P2">mā ū lâng kiò i iô-kóo. </text:p>
        <text:p text:style-name="P2"/>
        <text:p text:style-name="P2">另外，</text:p>
        <text:p text:style-name="P2">Līng-guā, </text:p>
        <text:p text:style-name="P2"/>
        <text:p text:style-name="P2">伊的聲音是玲玲瑯瑯，</text:p>
        <text:p text:style-name="P2">i ê siann-im sī lin-lin long-long, </text:p>
        <text:p text:style-name="P2"/>
        <text:p text:style-name="P2">才會另外叫做玲瑯鼓。</text:p>
        <text:p text:style-name="P2">tsiah ē līng-guā kiò-tsò lin-long-kóo. </text:p>
        <text:p text:style-name="P2"/>
        <text:p text:style-name="P2"/>
        <text:p text:style-name="P3">這予我想起五十年前的一款小生理，</text:p>
        <text:p text:style-name="P2">Tse hōo guá siūnn-khí gōo-tsa̍p nî tsîng ê tsi̍t khuán sió sing-lí, </text:p>
        <text:p text:style-name="P2"/>
        <text:p text:style-name="P2">有人擔兩跤柴箱仔，</text:p>
        <text:p text:style-name="P2">ū lâng tann nn̄g kha tshâ-siunn-á, </text:p>
        <text:p text:style-name="P2"/>
        <text:p text:style-name="P2">內面貯「花粉鏡，鉸刀尺」這款輕爽的查某人物，</text:p>
        <text:p text:style-name="P2">lāi-bīn té “hue-hún-kiànn, ka-to-tshioh” tsit khuán khin-sńg ê tsa-bóo-lâng mi̍h, </text:p>
        <text:p text:style-name="P2"/>
        <text:p text:style-name="P2">各庄頭去搖玲瑯鼓喝賣，</text:p>
        <text:p text:style-name="P2">kok tsng-thâu khì iô lin-long-kóo huah-bē, </text:p>
        <text:p text:style-name="P2"/>
        <text:p text:style-name="P2">這就是「喝玲瑯，賣雜細」的雜細販仔。</text:p>
        <text:p text:style-name="P2">tse tō sī “huah lin-long, bē tsa̍p-sè” ê tsa̍p-sè huàn-á.</text:p>
        <text:p text:style-name="P2"/>
        <text:p text:style-name="P2"/>
        <text:p text:style-name="P2"/>
        <text:p text:style-name="P2">咱看歌仔戲攏是看生看旦有媠無？</text:p>
        <text:p text:style-name="P2">Lán khuànn kua-á-hì lóng sī khuànn sing khuànn tuànn ū suí --bô? </text:p>
        <text:p text:style-name="P2"/>
        <text:p text:style-name="P2">煞無去注意著後場的鑼鼓師，</text:p>
        <text:p text:style-name="P2">Suah bô khì tsù-ì-tio̍h āu-tiûnn ê lô-kóo-sai, </text:p>
        <text:p text:style-name="P2"/>
        <text:p text:style-name="P2">伊掌管著戲劇進行的緊慢，</text:p>
        <text:p text:style-name="P2">i tsióng-kuán-tio̍h hì-kio̍k tsìn-hîng ê kín-bān, </text:p>
        <text:p text:style-name="P2"/>
        <text:p text:style-name="P2">歌仔調變化攏是伊咧提頭，</text:p>
        <text:p text:style-name="P2">kua-á-tiāu piàn-huà lóng sī i teh thê-thâu, </text:p>
        <text:p text:style-name="P2"/>
        <text:p text:style-name="P2">若親像西洋樂團的指揮仝款。</text:p>
        <text:p text:style-name="P2">ná tshin-tshiūnn se-iûnn ga̍k-thuân ê tsí-hui kāng-khuán. <text:s/></text:p>
        <text:p text:style-name="P2"/>
        <text:p text:style-name="P2">伊所用的彼粒鼓叫做煏鼓，</text:p>
        <text:p text:style-name="P2">I sóo īng ê hit lia̍p kóo kiò-tsò piak-kóo, </text:p>
        <text:p text:style-name="P2"/>
        <text:p text:style-name="P2">拍鼓彼兩枝棍仔叫做鼓箸、鼓柄，</text:p>
        <text:p text:style-name="P2">phah kóo hit nn̄g ki kùn-á kiò-tsò kóo-tī, kóo-pènn, </text:p>
        <text:p text:style-name="P2"/>
        <text:p text:style-name="P2">劇情緊快的時，</text:p>
        <text:p text:style-name="P2">kio̍k-tsîng kín-khuài ê sî, </text:p>
        <text:p text:style-name="P2"/>
        <text:p text:style-name="P2">伊會共兩枝鼓箸拍甲入霧去，</text:p>
        <text:p text:style-name="P2">i ē kā nn̄g ki kóo-tī phah kah ji̍p-bū--khì, </text:p>
        <text:p text:style-name="P2"/>
        <text:p text:style-name="P2">咱講「走敢若飛咧」，</text:p>
        <text:p text:style-name="P2">lán kóng “tsáu kánn-ná pue --leh”, </text:p>
        <text:p text:style-name="P2"/>
        <text:p text:style-name="P2">嘛會講「走甲兩枝跤若煏鼓箸咧」，</text:p>
        <text:p text:style-name="P2">mā ē kóng “tsáu kah nn̄g ki kha ná piak-kóo-tī --leh”, </text:p>
        <text:p text:style-name="P2"/>
        <text:p text:style-name="P2">可見伊的緊快。</text:p>
        <text:p text:style-name="P2">khó-kiàn i ê kín-khuài. <text:s/></text:p>
        <text:p text:style-name="P2"/>
        <text:p text:style-name="P2"/>
        <text:p text:style-name="P3">啊拍斷人的講話就會講拍斷鼓柄；</text:p>
        <text:p text:style-name="P2">Ah phah-tn̄g lâng ê kóng-uē tō ē kóng phah-tn̄g kóo-pènn; </text:p>
        <text:p text:style-name="P2"/>
        <text:p text:style-name="P2">鼓柄斷折，</text:p>
        <text:p text:style-name="P2">kóo-pènn tn̄g-tsi̍h, </text:p>
        <text:p text:style-name="P2"/>
        <text:p text:style-name="P2">戲就搬袂落去，</text:p>
        <text:p text:style-name="P2">hì tō puann bē lo̍h--khì, </text:p>
        <text:p text:style-name="P2"/>
        <text:p text:style-name="P2">免弄矣，</text:p>
        <text:p text:style-name="P2">bián lāng --ah, </text:p>
        <text:p text:style-name="P2"/>
        <text:p text:style-name="P2">可見鑼鼓師的重要。</text:p>
        <text:p text:style-name="P2">khó-kiàn lô-kóo-sai ê tiōng-iàu. </text:p>
        <text:p text:style-name="P2"/>
        <text:p text:style-name="P2">下擺咱看歌仔戲的時陣，</text:p>
        <text:p text:style-name="P2">Ē-pái lán khuànn kua-á-hì ê sî-tsūn, </text:p>
        <text:p text:style-name="P2"/>
        <text:p text:style-name="P2">除了看生看旦，</text:p>
        <text:p text:style-name="P2">tû-liáu khuànn sing khuànn tuànn, </text:p>
        <text:p text:style-name="P2"/>
        <text:p text:style-name="P2">咱嘛愛共鑼鼓師加眼幾下，</text:p>
        <text:p text:style-name="P2">lán mā ài kā lô-kóo-sai ke gán --kuí ē, </text:p>
        <text:p text:style-name="P2"/>
        <text:p text:style-name="P2">表示咱的尊存。</text:p>
        <text:p text:style-name="P2">piáu-sī lán ê tsun-tshûn.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閣來講顧更這項頭路，</text:p>
        <text:p text:style-name="P2">Koh lâi kóng kòo-kenn tsit hāng thâu-lōo, </text:p>
        <text:p text:style-name="P2"/>
        <text:p text:style-name="P2">顧更是暗時七點到早時五點，</text:p>
        <text:p text:style-name="P2">kòo-kenn sī àm-sî tshit tiám kàu tsá-sî gōo tiám, </text:p>
        <text:p text:style-name="P2"/>
        <text:p text:style-name="P2">伊的家私有更鑼、更嘓、更鼓。</text:p>
        <text:p text:style-name="P2">i ê ke-si ū kenn-lô, kenn-ko̍k, kenn-kóo. </text:p>
        <text:p text:style-name="P2"/>
        <text:p text:style-name="P2">拍鑼是起更時叫咱注意火燭，</text:p>
        <text:p text:style-name="P2">Phah lô sī khí-kenn-sî kiò lán tsù-ì hué-tsik, </text:p>
        <text:p text:style-name="P2"/>
        <text:p text:style-name="P2">早早安眠，</text:p>
        <text:p text:style-name="P2">tsá-tsá an-bîn, </text:p>
        <text:p text:style-name="P2"/>
        <text:p text:style-name="P2">嘓是柴角，</text:p>
        <text:p text:style-name="P2">ko̍k sī tshâ-kak, </text:p>
        <text:p text:style-name="P2"/>
        <text:p text:style-name="P2">拍嘓予人知影這馬是幾更，</text:p>
        <text:p text:style-name="P2">phah ko̍k hōo lâng tsai-iánn tsit-má sī kuí kenn, </text:p>
        <text:p text:style-name="P2"/>
        <text:p text:style-name="P2">算是霆時鐘的意思。</text:p>
        <text:p text:style-name="P2">sǹg-sī tân sî-tsing ê ì-sù. </text:p>
        <text:p text:style-name="P2"/>
        <text:p text:style-name="P2">早起時五點，</text:p>
        <text:p text:style-name="P2">Tsá-khí-sî gōo tiám, </text:p>
        <text:p text:style-name="P2"/>
        <text:p text:style-name="P2">擂鼓落更，</text:p>
        <text:p text:style-name="P2">luî kóo lo̍h-kenn, </text:p>
        <text:p text:style-name="P2"/>
        <text:p text:style-name="P2">叫人起床，</text:p>
        <text:p text:style-name="P2">kiò lâng khí-tshn̂g, </text:p>
        <text:p text:style-name="P2"/>
        <text:p text:style-name="P2"/>
        <text:p text:style-name="P2"><text:soft-page-break/>咱歌仔戲抑是七字仔定定聽著「五更落淚天漸光」，</text:p>
        <text:p text:style-name="P2">lán kua-á-hì ia̍h-sī tshit-jī-á tiānn-tiānn thiann-tio̍h “gōo-kenn lo̍h-luī thinn tsiām kng”, </text:p>
        <text:p text:style-name="P2"/>
        <text:p text:style-name="P2">抑是「五更落雷天漸光」，</text:p>
        <text:p text:style-name="P2">ia̍h-sī “gōo-kenn lo̍h-luî thinn tsiām kng”, </text:p>
        <text:p text:style-name="P2"/>
        <text:p text:style-name="P2">我一直想袂曉，</text:p>
        <text:p text:style-name="P2">guá it-ti̍t siūnn bē-hiáu, </text:p>
        <text:p text:style-name="P2"/>
        <text:p text:style-name="P2">透早流目屎是啥物症頭？</text:p>
        <text:p text:style-name="P2">thàu-tsá lâu ba̍k-sái sī siánn-mih tsìng-thâu? </text:p>
        <text:p text:style-name="P2"/>
        <text:p text:style-name="P2">透早落雷是毋是欲反攻大陸？</text:p>
        <text:p text:style-name="P2">Thàu-tsá lo̍h luî sī m̄ sī beh huán-kong Tāi-lio̍k? </text:p>
        <text:p text:style-name="P2"/>
        <text:p text:style-name="P2">淚是第七調，</text:p>
        <text:p text:style-name="P2">Luī sī tē-tshit tiāu, </text:p>
        <text:p text:style-name="P2"/>
        <text:p text:style-name="P2">雷是第五調，</text:p>
        <text:p text:style-name="P2">luî sī tē-gōo tiāu, </text:p>
        <text:p text:style-name="P2"/>
        <text:p text:style-name="P2">經過幾年的撨摵，</text:p>
        <text:p text:style-name="P2">king-kuè kuí nî ê tshiâu-tshi̍k, </text:p>
        <text:p text:style-name="P2"/>
        <text:p text:style-name="P2">才知影是另外一字「擂」，</text:p>
        <text:p text:style-name="P2">tsiah tsai-iánn sī līng-guā tsi̍t jī “luī”, </text:p>
        <text:p text:style-name="P2"/>
        <text:p text:style-name="P2">猶原第七調，</text:p>
        <text:p text:style-name="P2">iû-guân tē-tshit tiāu, </text:p>
        <text:p text:style-name="P2"/>
        <text:p text:style-name="P2">擂鼓就是摃鼓的意思。</text:p>
        <text:p text:style-name="P2">luī-kóo tō sī kòng-kóo ê ì-sù. </text:p>
        <text:p text:style-name="P2"/>
        <text:p text:style-name="P2">大廟若有大官來，</text:p>
        <text:p text:style-name="P2">Tuā-biō nā ū tuā-kuann lâi, </text:p>
        <text:p text:style-name="P2"/>
        <text:p text:style-name="P2">就會敲鐘擂鼓來迎接，</text:p>
        <text:p text:style-name="P2">tō ē khà tsing luī kóo lâi gîng-tsiap, </text:p>
        <text:p text:style-name="P2"/>
        <text:p text:style-name="P2">按呢真合軀，</text:p>
        <text:p text:style-name="P2">án-ne tsin ha̍h-su, </text:p>
        <text:p text:style-name="P2"/>
        <text:p text:style-name="P2">真倚意，</text:p>
        <text:p text:style-name="P2">tsin uá-ì, </text:p>
        <text:p text:style-name="P2"/>
        <text:p text:style-name="P2">落擂就是擂「落更鼓」。</text:p>
        <text:p text:style-name="P2">lo̍h-luī tō sī luī “lo̍h-kenn-kóo”.</text:p>
        <text:p text:style-name="P2"/>
        <text:p text:style-name="P2"/>
        <text:p text:style-name="P2"/>
        <text:p text:style-name="P2"/>
        <text:p text:style-name="P2">字數超過，</text:p>
        <text:p text:style-name="P2">Jī-sòo tshiau-kuè, </text:p>
        <text:p text:style-name="P2"/>
        <text:p text:style-name="P2">到遮煞鼓，</text:p>
        <text:p text:style-name="P2">kàu tsia suah kóo, </text:p>
        <text:p text:style-name="P2"/>
        <text:p text:style-name="P2">若欲閣聽鼓就等後回。</text:p>
        <text:p text:style-name="P2">nā beh koh thiann kóo tō tán āu-huê.</text:p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4946" officeooo:paragraph-rsid="000f494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797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1:54:31.413096309</dc:date>
    <meta:editing-duration>PT5M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20" meta:word-count="1712" meta:character-count="4889" meta:non-whitespace-character-count="4265"/>
  </office:meta>
</office:document-meta>
</file>